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8fc" officeooo:paragraph-rsid="0014b8fc"/>
    </style:style>
    <style:style style:name="P2" style:family="paragraph" style:parent-style-name="Standard">
      <style:paragraph-properties fo:margin-top="0cm" fo:margin-bottom="0.353cm" loext:contextual-spacing="false" fo:line-height="115%" fo:text-align="justify" style:justify-single-word="false"/>
    </style:style>
    <style:style style:name="P3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Times New Roman CYR" fo:font-size="12pt" fo:language="ru" fo:country="RU" fo:font-style="normal" style:font-size-asian="12pt" style:font-style-asian="normal"/>
    </style:style>
    <style:style style:name="P4" style:family="paragraph" style:parent-style-name="Standard" style:list-style-name="L1">
      <style:text-properties officeooo:rsid="0014b8fc" officeooo:paragraph-rsid="0014b8fc"/>
    </style:style>
    <style:style style:name="T1" style:family="text">
      <style:text-properties style:font-name="Times New Roman CYR" fo:font-size="12pt" style:font-size-asian="12pt"/>
    </style:style>
    <style:style style:name="T2" style:family="text">
      <style:text-properties style:font-name="Times New Roman CYR" fo:font-size="12pt" fo:language="ru" fo:country="RU" fo:font-style="italic" style:font-size-asian="12pt" style:font-style-asian="italic"/>
    </style:style>
    <style:style style:name="T3" style:family="text">
      <style:text-properties style:font-name="Times New Roman CYR" fo:font-size="12pt" fo:language="ru" fo:country="RU" fo:font-style="normal" style:font-size-asian="12pt" style:font-style-asian="normal"/>
    </style:style>
    <style:style style:name="T4" style:family="text">
      <style:text-properties style:font-name="Times New Roman" fo:font-size="12pt" fo:language="pt" fo:country="BR" style:font-size-asian="12pt"/>
    </style:style>
    <style:style style:name="T5" style:family="text">
      <style:text-properties style:font-name="Times New Roman" fo:font-size="12pt" fo:language="pt" fo:country="BR" fo:font-style="normal" style:font-size-asian="12pt" style:font-style-asian="normal"/>
    </style:style>
    <style:style style:name="T6" style:family="text">
      <style:text-properties style:font-name="Times New Roman" fo:font-size="12pt" fo:language="pt" fo:country="BR" fo:font-style="italic" style:font-size-asian="12pt" style:font-style-asian="italic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50802846608108410" text:style-name="L1">
        <text:list-item>
          <text:p text:style-name="P4">Introdução</text:p>
          <text:list>
            <text:list-item>
              <text:p text:style-name="P4">Big Data</text:p>
            </text:list-item>
          </text:list>
        </text:list-item>
        <text:list-item>
          <text:p text:style-name="P4">MapReduce</text:p>
          <text:list>
            <text:list-item>
              <text:p text:style-name="P4">O que é?</text:p>
            </text:list-item>
            <text:list-item>
              <text:p text:style-name="P4">Objetivos</text:p>
            </text:list-item>
            <text:list-item>
              <text:p text:style-name="P4">Características</text:p>
            </text:list-item>
            <text:list-item>
              <text:p text:style-name="P4">Map</text:p>
            </text:list-item>
            <text:list-item>
              <text:p text:style-name="P4">Reduce</text:p>
            </text:list-item>
            <text:list-item>
              <text:p text:style-name="P4">Visão Geral</text:p>
            </text:list-item>
          </text:list>
        </text:list-item>
        <text:list-item>
          <text:p text:style-name="P4">Hadoop MapReduce</text:p>
          <text:list>
            <text:list-item>
              <text:p text:style-name="P4">HDFS</text:p>
            </text:list-item>
            <text:list-item>
              <text:p text:style-name="P4">Yarn</text:p>
            </text:list-item>
          </text:list>
        </text:list-item>
        <text:list-item>
          <text:p text:style-name="P4">Aplicação Hadoop MapReduce</text:p>
          <text:list>
            <text:list-item>
              <text:p text:style-name="P4">Estrutura Geral de uma aplicação</text:p>
            </text:list-item>
            <text:list-item>
              <text:p text:style-name="P4">Desenvolver exemplo de contar palavras</text:p>
            </text:list-item>
            <text:list-item>
              <text:p text:style-name="P4">Executando aplicação</text:p>
            </text:list-item>
          </text:list>
        </text:list-item>
        <text:list-item>
          <text:p text:style-name="P4">Considerações Finais</text:p>
        </text:list-item>
      </text:list>
      <text:p text:style-name="P1"/>
      <text:p text:style-name="P1">Referencias</text:p>
      <text:p text:style-name="P1"/>
      <text:p text:style-name="P1"><text:span text:style-name="T1">Shiva Achari.</text:span><text:span text:style-name="T4"> </text:span><text:span text:style-name="T2">Hadoop Essentials</text:span><text:span text:style-name="T3">. <text:s/>Packt Publishing Ltd, 2015.</text:span></text:p>
      <text:p text:style-name="P3"/>
      <text:p text:style-name="P2"><text:span text:style-name="T3">Jerey Dean and Sanjay Ghemawat.</text:span><text:span text:style-name="T5"> </text:span><text:span text:style-name="T2">Mapreduce: <text:s/>simplied data processing on largeclusters</text:span><text:span text:style-name="T3">.</text:span><text:span text:style-name="T5"> </text:span><text:span text:style-name="T3">Communications of the ACM, 51(1):107-113, 2008.</text:span></text:p>
      <text:p text:style-name="P3"/>
      <text:p text:style-name="P2"><text:span text:style-name="T3">Arun C Murthy, Vinod Kumar Vavilapalli, Doug Eadline, Joseph Niemiec, and Je</text:span><text:span text:style-name="T5">ff </text:span><text:span text:style-name="T3">Markham.</text:span><text:span text:style-name="T5"> </text:span><text:span text:style-name="T2">Apache Hadoop YARN: Moving Beyond MapReduce and Batch Processing</text:span><text:span text:style-name="T6"> </text:span><text:span text:style-name="T2">with Apache Hadoop 2</text:span><text:span text:style-name="T3">. <text:s/>Pearson Education, 2013</text:span></text:p>
      <text:p text:style-name="P3"/>
      <text:p text:style-name="P2"><text:span text:style-name="T3">Jason Venner.</text:span><text:span text:style-name="T5"> </text:span><text:span text:style-name="T2">Pro Apache Hadoop 2nd Edition</text:span><text:span text:style-name="T3">. <text:s/>Apress, 2 edition, 2014.</text:span></text:p>
      <text:p text:style-name="P3"/>
      <text:p text:style-name="P2"><text:span text:style-name="T3">Tom White.</text:span><text:span text:style-name="T6"> </text:span><text:span text:style-name="T2">Hadoop: <text:s/>The de</text:span><text:span text:style-name="T6">fi</text:span><text:span text:style-name="T2">nitive guide</text:span><text:span text:style-name="T3">. <text:s/>O'Reilly Media, Inc., 2015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7:14:26.395000000</meta:creation-date>
    <dc:date>2016-06-19T17:40:31.032000000</dc:date>
    <meta:editing-duration>PT15M20S</meta:editing-duration>
    <meta:editing-cycles>2</meta:editing-cycles>
    <meta:generator>LibreOffice/5.0.5.2$Windows_X86_64 LibreOffice_project/55b006a02d247b5f7215fc6ea0fde844b30035b3</meta:generator>
    <meta:document-statistic meta:table-count="0" meta:image-count="0" meta:object-count="0" meta:page-count="1" meta:paragraph-count="23" meta:word-count="127" meta:character-count="859" meta:non-whitespace-character-count="749"/>
  </office:meta>
</office:document-meta>
</file>